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1" svg:font-family="'Century Schoolbook'"/>
    <style:font-face style:name="Century Schoolbook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8.18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5.866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.109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6666ff" draw:marker-start-width="0.5cm" draw:marker-end-width="0.5cm" draw:fill-color="#ffffff" draw:opacity="0%" draw:textarea-horizontal-align="justify" draw:textarea-vertical-align="middle" draw:auto-grow-height="false" fo:min-height="2.758cm" fo:min-width="2.578cm" fo:padding-top="0.175cm" fo:padding-bottom="0.175cm" fo:padding-left="0.3cm" fo:padding-right="0.3cm" draw:shadow-opacity="0%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8pt" style:font-size-complex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name-asian="Century Schoolbook1" style:font-size-asian="18pt" style:font-style-asian="normal" style:font-weight-asian="normal" style:font-name-complex="Century Schoolbook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 5">
          <draw:custom-shape draw:name="Straight Arrow Connector 104" draw:style-name="gr1" draw:text-style-name="P1" draw:layer="layout" svg:width="8.689cm" svg:height="0.042cm" svg:x="3cm" svg:y="8.448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4">
            <draw:custom-shape draw:name="Straight Arrow Connector 103" draw:style-name="gr2" draw:text-style-name="P1" draw:layer="layout" svg:width="0.001cm" svg:height="6.116cm" svg:x="3.764cm" svg:y="2.89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59" draw:style-name="gr3" draw:text-style-name="P2" draw:layer="layout" svg:width="0.507cm" svg:height="0.507cm" svg:x="4.881cm" svg:y="6.4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0" draw:style-name="gr3" draw:text-style-name="P2" draw:layer="layout" svg:width="0.507cm" svg:height="0.507cm" svg:x="5.151cm" svg:y="4.7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1" draw:style-name="gr3" draw:text-style-name="P2" draw:layer="layout" svg:width="0.507cm" svg:height="0.507cm" svg:x="4.591cm" svg:y="5.4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2" draw:style-name="gr3" draw:text-style-name="P2" draw:layer="layout" svg:width="0.507cm" svg:height="0.507cm" svg:x="4.37cm" svg:y="7.09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3" draw:style-name="gr3" draw:text-style-name="P2" draw:layer="layout" svg:width="0.507cm" svg:height="0.507cm" svg:x="5.686cm" svg:y="5.09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4" draw:style-name="gr3" draw:text-style-name="P2" draw:layer="layout" svg:width="0.507cm" svg:height="0.507cm" svg:x="6.54cm" svg:y="6.92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5" draw:style-name="gr3" draw:text-style-name="P2" draw:layer="layout" svg:width="0.507cm" svg:height="0.507cm" svg:x="5.911cm" svg:y="7.3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6" draw:style-name="gr3" draw:text-style-name="P2" draw:layer="layout" svg:width="0.507cm" svg:height="0.507cm" svg:x="7.494cm" svg:y="3.8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01" draw:style-name="gr4" draw:text-style-name="P1" draw:layer="layout" svg:x1="6.458cm" svg:y1="4.737cm" svg:x2="6.966cm" svg:y2="5.245cm">
              <text:p/>
            </draw:line>
            <draw:line draw:name="Straight Connector 102" draw:style-name="gr4" draw:text-style-name="P1" draw:layer="layout" svg:x1="6.458cm" svg:y1="5.245cm" svg:x2="6.966cm" svg:y2="4.737cm">
              <text:p/>
            </draw:line>
            <draw:g draw:name="Group 3">
              <draw:line draw:name="Straight Connector 99" draw:style-name="gr4" draw:text-style-name="P1" draw:layer="layout" svg:x1="7.43cm" svg:y1="6.819cm" svg:x2="7.938cm" svg:y2="7.327cm">
                <text:p/>
              </draw:line>
              <draw:line draw:name="Straight Connector 100" draw:style-name="gr4" draw:text-style-name="P1" draw:layer="layout" svg:x1="7.43cm" svg:y1="7.327cm" svg:x2="7.938cm" svg:y2="6.819cm">
                <text:p/>
              </draw:line>
            </draw:g>
            <draw:line draw:name="Straight Connector 97" draw:style-name="gr4" draw:text-style-name="P1" draw:layer="layout" svg:x1="9.593cm" svg:y1="7.274cm" svg:x2="10.101cm" svg:y2="7.782cm">
              <text:p/>
            </draw:line>
            <draw:line draw:name="Straight Connector 98" draw:style-name="gr4" draw:text-style-name="P1" draw:layer="layout" svg:x1="9.593cm" svg:y1="7.782cm" svg:x2="10.101cm" svg:y2="7.274cm">
              <text:p/>
            </draw:line>
            <draw:line draw:name="Straight Connector 95" draw:style-name="gr4" draw:text-style-name="P1" draw:layer="layout" svg:x1="8.04cm" svg:y1="4.57cm" svg:x2="8.548cm" svg:y2="5.078cm">
              <text:p/>
            </draw:line>
            <draw:line draw:name="Straight Connector 96" draw:style-name="gr4" draw:text-style-name="P1" draw:layer="layout" svg:x1="8.04cm" svg:y1="5.078cm" svg:x2="8.548cm" svg:y2="4.57cm">
              <text:p/>
            </draw:line>
            <draw:line draw:name="Straight Connector 93" draw:style-name="gr4" draw:text-style-name="P1" draw:layer="layout" svg:x1="7.847cm" svg:y1="5.696cm" svg:x2="8.355cm" svg:y2="6.204cm">
              <text:p/>
            </draw:line>
            <draw:line draw:name="Straight Connector 94" draw:style-name="gr4" draw:text-style-name="P1" draw:layer="layout" svg:x1="7.847cm" svg:y1="6.204cm" svg:x2="8.355cm" svg:y2="5.696cm">
              <text:p/>
            </draw:line>
            <draw:line draw:name="Straight Connector 91" draw:style-name="gr4" draw:text-style-name="P1" draw:layer="layout" svg:x1="6.391cm" svg:y1="3.282cm" svg:x2="6.899cm" svg:y2="3.79cm">
              <text:p/>
            </draw:line>
            <draw:line draw:name="Straight Connector 92" draw:style-name="gr4" draw:text-style-name="P1" draw:layer="layout" svg:x1="6.391cm" svg:y1="3.79cm" svg:x2="6.899cm" svg:y2="3.282cm">
              <text:p/>
            </draw:line>
            <draw:line draw:name="Straight Connector 89" draw:style-name="gr4" draw:text-style-name="P1" draw:layer="layout" svg:x1="5.883cm" svg:y1="5.879cm" svg:x2="6.391cm" svg:y2="6.387cm">
              <text:p/>
            </draw:line>
            <draw:line draw:name="Straight Connector 90" draw:style-name="gr4" draw:text-style-name="P1" draw:layer="layout" svg:x1="5.883cm" svg:y1="6.387cm" svg:x2="6.391cm" svg:y2="5.879cm">
              <text:p/>
            </draw:line>
            <draw:line draw:name="Straight Connector 87" draw:style-name="gr4" draw:text-style-name="P1" draw:layer="layout" svg:x1="9.557cm" svg:y1="4.365cm" svg:x2="10.065cm" svg:y2="4.873cm">
              <text:p/>
            </draw:line>
            <draw:line draw:name="Straight Connector 88" draw:style-name="gr4" draw:text-style-name="P1" draw:layer="layout" svg:x1="9.557cm" svg:y1="4.873cm" svg:x2="10.065cm" svg:y2="4.365cm">
              <text:p/>
            </draw:line>
            <draw:custom-shape draw:name="Oval 75" draw:style-name="gr3" draw:text-style-name="P2" draw:layer="layout" svg:width="0.507cm" svg:height="0.507cm" svg:x="4.941cm" svg:y="7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6" draw:style-name="gr3" draw:text-style-name="P2" draw:layer="layout" svg:width="0.507cm" svg:height="0.507cm" svg:x="5.376cm" svg:y="6.84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85" draw:style-name="gr4" draw:text-style-name="P1" draw:layer="layout" svg:x1="8.299cm" svg:y1="7.137cm" svg:x2="8.807cm" svg:y2="7.645cm">
              <text:p/>
            </draw:line>
            <draw:line draw:name="Straight Connector 86" draw:style-name="gr4" draw:text-style-name="P1" draw:layer="layout" svg:x1="8.299cm" svg:y1="7.645cm" svg:x2="8.807cm" svg:y2="7.137cm">
              <text:p/>
            </draw:line>
            <draw:g draw:name="Group 2">
              <draw:line draw:name="Straight Connector 83" draw:style-name="gr4" draw:text-style-name="P1" draw:layer="layout" svg:x1="7.574cm" svg:y1="3.174cm" svg:x2="8.082cm" svg:y2="3.682cm">
                <text:p/>
              </draw:line>
              <draw:line draw:name="Straight Connector 84" draw:style-name="gr4" draw:text-style-name="P1" draw:layer="layout" svg:x1="7.574cm" svg:y1="3.682cm" svg:x2="8.082cm" svg:y2="3.174cm">
                <text:p/>
              </draw:line>
            </draw:g>
            <draw:line draw:name="Straight Connector 81" draw:style-name="gr4" draw:text-style-name="P1" draw:layer="layout" svg:x1="9.303cm" svg:y1="5.625cm" svg:x2="9.811cm" svg:y2="6.133cm">
              <text:p/>
            </draw:line>
            <draw:line draw:name="Straight Connector 82" draw:style-name="gr4" draw:text-style-name="P1" draw:layer="layout" svg:x1="9.303cm" svg:y1="6.133cm" svg:x2="9.811cm" svg:y2="5.625cm">
              <text:p/>
            </draw:line>
            <draw:custom-shape draw:name="TextBox 153" draw:style-name="gr5" draw:text-style-name="P4" draw:layer="layout" svg:width="4.059cm" svg:height="1.773cm" svg:x="5.375cm" svg:y="8.848cm">
              <text:p text:style-name="P3"><text:span text:style-name="T1">high bias &amp;</text:span></text:p>
              <text:p text:style-name="P3"><text:span text:style-name="T1">underfittin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59">
              <draw:line draw:name="Straight Connector 160" draw:style-name="gr4" draw:text-style-name="P1" draw:layer="layout" svg:x1="8.27cm" svg:y1="3.677cm" svg:x2="8.778cm" svg:y2="4.185cm">
                <text:p/>
              </draw:line>
              <draw:line draw:name="Straight Connector 161" draw:style-name="gr4" draw:text-style-name="P1" draw:layer="layout" svg:x1="8.27cm" svg:y1="4.185cm" svg:x2="8.778cm" svg:y2="3.677cm">
                <text:p/>
              </draw:line>
            </draw:g>
            <draw:g draw:name="Group 162">
              <draw:line draw:name="Straight Connector 163" draw:style-name="gr4" draw:text-style-name="P1" draw:layer="layout" svg:x1="4.044cm" svg:y1="3.241cm" svg:x2="4.552cm" svg:y2="3.749cm">
                <text:p/>
              </draw:line>
              <draw:line draw:name="Straight Connector 164" draw:style-name="gr4" draw:text-style-name="P1" draw:layer="layout" svg:x1="4.044cm" svg:y1="3.749cm" svg:x2="4.552cm" svg:y2="3.241cm">
                <text:p/>
              </draw:line>
            </draw:g>
            <draw:g draw:name="Group 165">
              <draw:line draw:name="Straight Connector 166" draw:style-name="gr4" draw:text-style-name="P1" draw:layer="layout" svg:x1="5.429cm" svg:y1="2.717cm" svg:x2="5.937cm" svg:y2="3.225cm">
                <text:p/>
              </draw:line>
              <draw:line draw:name="Straight Connector 173" draw:style-name="gr4" draw:text-style-name="P1" draw:layer="layout" svg:x1="5.429cm" svg:y1="3.225cm" svg:x2="5.937cm" svg:y2="2.717cm">
                <text:p/>
              </draw:line>
            </draw:g>
            <draw:custom-shape draw:name="Oval 175" draw:style-name="gr3" draw:text-style-name="P2" draw:layer="layout" svg:width="0.507cm" svg:height="0.507cm" svg:x="4.351cm" svg:y="4.6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176">
              <draw:line draw:name="Straight Connector 177" draw:style-name="gr4" draw:text-style-name="P1" draw:layer="layout" svg:x1="6.489cm" svg:y1="2.4cm" svg:x2="6.997cm" svg:y2="2.908cm">
                <text:p/>
              </draw:line>
              <draw:line draw:name="Straight Connector 178" draw:style-name="gr4" draw:text-style-name="P1" draw:layer="layout" svg:x1="6.489cm" svg:y1="2.908cm" svg:x2="6.997cm" svg:y2="2.4cm">
                <text:p/>
              </draw:line>
            </draw:g>
            <draw:g draw:name="Group 179">
              <draw:line draw:name="Straight Connector 180" draw:style-name="gr4" draw:text-style-name="P1" draw:layer="layout" svg:x1="4.765cm" svg:y1="3.715cm" svg:x2="5.273cm" svg:y2="4.223cm">
                <text:p/>
              </draw:line>
              <draw:line draw:name="Straight Connector 181" draw:style-name="gr4" draw:text-style-name="P1" draw:layer="layout" svg:x1="4.765cm" svg:y1="4.223cm" svg:x2="5.273cm" svg:y2="3.715cm">
                <text:p/>
              </draw:line>
            </draw:g>
            <draw:custom-shape draw:name="Oval 182" draw:style-name="gr3" draw:text-style-name="P2" draw:layer="layout" svg:width="0.507cm" svg:height="0.507cm" svg:x="3.801cm" svg:y="5.12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183">
              <draw:line draw:name="Straight Connector 184" draw:style-name="gr4" draw:text-style-name="P1" draw:layer="layout" svg:x1="4.04cm" svg:y1="3.949cm" svg:x2="4.548cm" svg:y2="4.457cm">
                <text:p/>
              </draw:line>
              <draw:line draw:name="Straight Connector 185" draw:style-name="gr4" draw:text-style-name="P1" draw:layer="layout" svg:x1="4.04cm" svg:y1="4.457cm" svg:x2="4.548cm" svg:y2="3.949cm">
                <text:p/>
              </draw:line>
            </draw:g>
            <draw:g draw:name="Group 186">
              <draw:line draw:name="Straight Connector 187" draw:style-name="gr4" draw:text-style-name="P1" draw:layer="layout" svg:x1="7.306cm" svg:y1="7.622cm" svg:x2="7.814cm" svg:y2="8.13cm">
                <text:p/>
              </draw:line>
              <draw:line draw:name="Straight Connector 188" draw:style-name="gr4" draw:text-style-name="P1" draw:layer="layout" svg:x1="7.306cm" svg:y1="8.13cm" svg:x2="7.814cm" svg:y2="7.622cm">
                <text:p/>
              </draw:line>
            </draw:g>
            <draw:custom-shape draw:name="Oval 189" draw:style-name="gr3" draw:text-style-name="P2" draw:layer="layout" svg:width="0.507cm" svg:height="0.507cm" svg:x="6.601cm" svg:y="5.94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190">
              <draw:line draw:name="Straight Connector 191" draw:style-name="gr4" draw:text-style-name="P1" draw:layer="layout" svg:x1="6.686cm" svg:y1="4.098cm" svg:x2="7.194cm" svg:y2="4.606cm">
                <text:p/>
              </draw:line>
              <draw:line draw:name="Straight Connector 192" draw:style-name="gr4" draw:text-style-name="P1" draw:layer="layout" svg:x1="6.686cm" svg:y1="4.606cm" svg:x2="7.194cm" svg:y2="4.098cm">
                <text:p/>
              </draw:line>
            </draw:g>
            <draw:g draw:name="Group 193">
              <draw:line draw:name="Straight Connector 194" draw:style-name="gr4" draw:text-style-name="P1" draw:layer="layout" svg:x1="7.257cm" svg:y1="4.848cm" svg:x2="7.765cm" svg:y2="5.356cm">
                <text:p/>
              </draw:line>
              <draw:line draw:name="Straight Connector 195" draw:style-name="gr4" draw:text-style-name="P1" draw:layer="layout" svg:x1="7.257cm" svg:y1="5.356cm" svg:x2="7.765cm" svg:y2="4.848cm">
                <text:p/>
              </draw:line>
            </draw:g>
            <draw:g draw:name="Group 196">
              <draw:line draw:name="Straight Connector 197" draw:style-name="gr4" draw:text-style-name="P1" draw:layer="layout" svg:x1="7.959cm" svg:y1="7.772cm" svg:x2="8.467cm" svg:y2="8.28cm">
                <text:p/>
              </draw:line>
              <draw:line draw:name="Straight Connector 198" draw:style-name="gr4" draw:text-style-name="P1" draw:layer="layout" svg:x1="7.959cm" svg:y1="8.28cm" svg:x2="8.467cm" svg:y2="7.772cm">
                <text:p/>
              </draw:line>
            </draw:g>
            <draw:g draw:name="Group 199">
              <draw:line draw:name="Straight Connector 200" draw:style-name="gr4" draw:text-style-name="P1" draw:layer="layout" svg:x1="7.041cm" svg:y1="8.069cm" svg:x2="7.549cm" svg:y2="8.577cm">
                <text:p/>
              </draw:line>
              <draw:line draw:name="Straight Connector 201" draw:style-name="gr4" draw:text-style-name="P1" draw:layer="layout" svg:x1="7.041cm" svg:y1="8.577cm" svg:x2="7.549cm" svg:y2="8.069cm">
                <text:p/>
              </draw:line>
            </draw:g>
          </draw:g>
        </draw:g>
        <draw:g draw:name="Group 202">
          <draw:custom-shape draw:name="Straight Arrow Connector 203" draw:style-name="gr1" draw:text-style-name="P1" draw:layer="layout" svg:width="8.689cm" svg:height="0.042cm" svg:x="13.8cm" svg:y="8.448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204">
            <draw:custom-shape draw:name="Straight Arrow Connector 205" draw:style-name="gr2" draw:text-style-name="P1" draw:layer="layout" svg:width="0.001cm" svg:height="6.116cm" svg:x="14.563cm" svg:y="2.89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206" draw:style-name="gr3" draw:text-style-name="P2" draw:layer="layout" svg:width="0.507cm" svg:height="0.507cm" svg:x="15.68cm" svg:y="6.4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7" draw:style-name="gr3" draw:text-style-name="P2" draw:layer="layout" svg:width="0.507cm" svg:height="0.507cm" svg:x="15.951cm" svg:y="4.7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8" draw:style-name="gr3" draw:text-style-name="P2" draw:layer="layout" svg:width="0.507cm" svg:height="0.507cm" svg:x="15.39cm" svg:y="5.4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9" draw:style-name="gr3" draw:text-style-name="P2" draw:layer="layout" svg:width="0.507cm" svg:height="0.507cm" svg:x="15.169cm" svg:y="7.09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10" draw:style-name="gr3" draw:text-style-name="P2" draw:layer="layout" svg:width="0.507cm" svg:height="0.507cm" svg:x="16.486cm" svg:y="5.09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11" draw:style-name="gr3" draw:text-style-name="P2" draw:layer="layout" svg:width="0.507cm" svg:height="0.507cm" svg:x="17.34cm" svg:y="6.92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12" draw:style-name="gr3" draw:text-style-name="P2" draw:layer="layout" svg:width="0.507cm" svg:height="0.507cm" svg:x="16.71cm" svg:y="7.3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13" draw:style-name="gr3" draw:text-style-name="P2" draw:layer="layout" svg:width="0.507cm" svg:height="0.507cm" svg:x="18.293cm" svg:y="3.8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14" draw:style-name="gr4" draw:text-style-name="P1" draw:layer="layout" svg:x1="17.257cm" svg:y1="4.737cm" svg:x2="17.765cm" svg:y2="5.245cm">
              <text:p/>
            </draw:line>
            <draw:line draw:name="Straight Connector 215" draw:style-name="gr4" draw:text-style-name="P1" draw:layer="layout" svg:x1="17.257cm" svg:y1="5.245cm" svg:x2="17.765cm" svg:y2="4.737cm">
              <text:p/>
            </draw:line>
            <draw:g draw:name="Group 216">
              <draw:line draw:name="Straight Connector 276" draw:style-name="gr4" draw:text-style-name="P1" draw:layer="layout" svg:x1="18.229cm" svg:y1="6.819cm" svg:x2="18.737cm" svg:y2="7.327cm">
                <text:p/>
              </draw:line>
              <draw:line draw:name="Straight Connector 277" draw:style-name="gr4" draw:text-style-name="P1" draw:layer="layout" svg:x1="18.229cm" svg:y1="7.327cm" svg:x2="18.737cm" svg:y2="6.819cm">
                <text:p/>
              </draw:line>
            </draw:g>
            <draw:line draw:name="Straight Connector 217" draw:style-name="gr4" draw:text-style-name="P1" draw:layer="layout" svg:x1="20.393cm" svg:y1="7.274cm" svg:x2="20.901cm" svg:y2="7.782cm">
              <text:p/>
            </draw:line>
            <draw:line draw:name="Straight Connector 218" draw:style-name="gr4" draw:text-style-name="P1" draw:layer="layout" svg:x1="20.393cm" svg:y1="7.782cm" svg:x2="20.901cm" svg:y2="7.274cm">
              <text:p/>
            </draw:line>
            <draw:line draw:name="Straight Connector 219" draw:style-name="gr4" draw:text-style-name="P1" draw:layer="layout" svg:x1="18.84cm" svg:y1="4.57cm" svg:x2="19.348cm" svg:y2="5.078cm">
              <text:p/>
            </draw:line>
            <draw:line draw:name="Straight Connector 220" draw:style-name="gr4" draw:text-style-name="P1" draw:layer="layout" svg:x1="18.84cm" svg:y1="5.078cm" svg:x2="19.348cm" svg:y2="4.57cm">
              <text:p/>
            </draw:line>
            <draw:line draw:name="Straight Connector 221" draw:style-name="gr4" draw:text-style-name="P1" draw:layer="layout" svg:x1="18.647cm" svg:y1="5.696cm" svg:x2="19.155cm" svg:y2="6.204cm">
              <text:p/>
            </draw:line>
            <draw:line draw:name="Straight Connector 222" draw:style-name="gr4" draw:text-style-name="P1" draw:layer="layout" svg:x1="18.647cm" svg:y1="6.204cm" svg:x2="19.155cm" svg:y2="5.696cm">
              <text:p/>
            </draw:line>
            <draw:line draw:name="Straight Connector 223" draw:style-name="gr4" draw:text-style-name="P1" draw:layer="layout" svg:x1="17.191cm" svg:y1="3.282cm" svg:x2="17.699cm" svg:y2="3.79cm">
              <text:p/>
            </draw:line>
            <draw:line draw:name="Straight Connector 224" draw:style-name="gr4" draw:text-style-name="P1" draw:layer="layout" svg:x1="17.191cm" svg:y1="3.79cm" svg:x2="17.699cm" svg:y2="3.282cm">
              <text:p/>
            </draw:line>
            <draw:line draw:name="Straight Connector 225" draw:style-name="gr4" draw:text-style-name="P1" draw:layer="layout" svg:x1="16.683cm" svg:y1="5.879cm" svg:x2="17.191cm" svg:y2="6.387cm">
              <text:p/>
            </draw:line>
            <draw:line draw:name="Straight Connector 226" draw:style-name="gr4" draw:text-style-name="P1" draw:layer="layout" svg:x1="16.683cm" svg:y1="6.387cm" svg:x2="17.191cm" svg:y2="5.879cm">
              <text:p/>
            </draw:line>
            <draw:line draw:name="Straight Connector 227" draw:style-name="gr4" draw:text-style-name="P1" draw:layer="layout" svg:x1="20.356cm" svg:y1="4.365cm" svg:x2="20.864cm" svg:y2="4.873cm">
              <text:p/>
            </draw:line>
            <draw:line draw:name="Straight Connector 228" draw:style-name="gr4" draw:text-style-name="P1" draw:layer="layout" svg:x1="20.356cm" svg:y1="4.873cm" svg:x2="20.864cm" svg:y2="4.365cm">
              <text:p/>
            </draw:line>
            <draw:custom-shape draw:name="Oval 229" draw:style-name="gr3" draw:text-style-name="P2" draw:layer="layout" svg:width="0.507cm" svg:height="0.507cm" svg:x="15.74cm" svg:y="7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0" draw:style-name="gr3" draw:text-style-name="P2" draw:layer="layout" svg:width="0.507cm" svg:height="0.507cm" svg:x="16.175cm" svg:y="6.84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31" draw:style-name="gr4" draw:text-style-name="P1" draw:layer="layout" svg:x1="19.098cm" svg:y1="7.137cm" svg:x2="19.606cm" svg:y2="7.645cm">
              <text:p/>
            </draw:line>
            <draw:line draw:name="Straight Connector 232" draw:style-name="gr4" draw:text-style-name="P1" draw:layer="layout" svg:x1="19.098cm" svg:y1="7.645cm" svg:x2="19.606cm" svg:y2="7.137cm">
              <text:p/>
            </draw:line>
            <draw:g draw:name="Group 233">
              <draw:line draw:name="Straight Connector 274" draw:style-name="gr4" draw:text-style-name="P1" draw:layer="layout" svg:x1="18.373cm" svg:y1="3.174cm" svg:x2="18.881cm" svg:y2="3.682cm">
                <text:p/>
              </draw:line>
              <draw:line draw:name="Straight Connector 275" draw:style-name="gr4" draw:text-style-name="P1" draw:layer="layout" svg:x1="18.373cm" svg:y1="3.682cm" svg:x2="18.881cm" svg:y2="3.174cm">
                <text:p/>
              </draw:line>
            </draw:g>
            <draw:line draw:name="Straight Connector 234" draw:style-name="gr4" draw:text-style-name="P1" draw:layer="layout" svg:x1="20.102cm" svg:y1="5.625cm" svg:x2="20.61cm" svg:y2="6.133cm">
              <text:p/>
            </draw:line>
            <draw:line draw:name="Straight Connector 235" draw:style-name="gr4" draw:text-style-name="P1" draw:layer="layout" svg:x1="20.102cm" svg:y1="6.133cm" svg:x2="20.61cm" svg:y2="5.625cm">
              <text:p/>
            </draw:line>
            <draw:custom-shape draw:name="TextBox 236" draw:style-name="gr6" draw:text-style-name="P4" draw:layer="layout" svg:width="3.941cm" svg:height="1.013cm" svg:x="16.662cm" svg:y="8.848cm">
              <text:p text:style-name="P5"><text:span text:style-name="T1">appropriat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238">
              <draw:line draw:name="Straight Connector 272" draw:style-name="gr4" draw:text-style-name="P1" draw:layer="layout" svg:x1="19.07cm" svg:y1="3.677cm" svg:x2="19.578cm" svg:y2="4.185cm">
                <text:p/>
              </draw:line>
              <draw:line draw:name="Straight Connector 273" draw:style-name="gr4" draw:text-style-name="P1" draw:layer="layout" svg:x1="19.07cm" svg:y1="4.185cm" svg:x2="19.578cm" svg:y2="3.677cm">
                <text:p/>
              </draw:line>
            </draw:g>
            <draw:g draw:name="Group 239">
              <draw:line draw:name="Straight Connector 270" draw:style-name="gr4" draw:text-style-name="P1" draw:layer="layout" svg:x1="14.843cm" svg:y1="3.241cm" svg:x2="15.351cm" svg:y2="3.749cm">
                <text:p/>
              </draw:line>
              <draw:line draw:name="Straight Connector 271" draw:style-name="gr4" draw:text-style-name="P1" draw:layer="layout" svg:x1="14.843cm" svg:y1="3.749cm" svg:x2="15.351cm" svg:y2="3.241cm">
                <text:p/>
              </draw:line>
            </draw:g>
            <draw:g draw:name="Group 240">
              <draw:line draw:name="Straight Connector 268" draw:style-name="gr4" draw:text-style-name="P1" draw:layer="layout" svg:x1="16.229cm" svg:y1="2.717cm" svg:x2="16.737cm" svg:y2="3.225cm">
                <text:p/>
              </draw:line>
              <draw:line draw:name="Straight Connector 269" draw:style-name="gr4" draw:text-style-name="P1" draw:layer="layout" svg:x1="16.229cm" svg:y1="3.225cm" svg:x2="16.737cm" svg:y2="2.717cm">
                <text:p/>
              </draw:line>
            </draw:g>
            <draw:custom-shape draw:name="Oval 241" draw:style-name="gr3" draw:text-style-name="P2" draw:layer="layout" svg:width="0.507cm" svg:height="0.507cm" svg:x="15.151cm" svg:y="4.6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242">
              <draw:line draw:name="Straight Connector 266" draw:style-name="gr4" draw:text-style-name="P1" draw:layer="layout" svg:x1="17.289cm" svg:y1="2.4cm" svg:x2="17.797cm" svg:y2="2.908cm">
                <text:p/>
              </draw:line>
              <draw:line draw:name="Straight Connector 267" draw:style-name="gr4" draw:text-style-name="P1" draw:layer="layout" svg:x1="17.289cm" svg:y1="2.908cm" svg:x2="17.797cm" svg:y2="2.4cm">
                <text:p/>
              </draw:line>
            </draw:g>
            <draw:g draw:name="Group 243">
              <draw:line draw:name="Straight Connector 264" draw:style-name="gr4" draw:text-style-name="P1" draw:layer="layout" svg:x1="15.565cm" svg:y1="3.715cm" svg:x2="16.073cm" svg:y2="4.223cm">
                <text:p/>
              </draw:line>
              <draw:line draw:name="Straight Connector 265" draw:style-name="gr4" draw:text-style-name="P1" draw:layer="layout" svg:x1="15.565cm" svg:y1="4.223cm" svg:x2="16.073cm" svg:y2="3.715cm">
                <text:p/>
              </draw:line>
            </draw:g>
            <draw:custom-shape draw:name="Oval 244" draw:style-name="gr3" draw:text-style-name="P2" draw:layer="layout" svg:width="0.507cm" svg:height="0.507cm" svg:x="14.6cm" svg:y="5.12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245">
              <draw:line draw:name="Straight Connector 262" draw:style-name="gr4" draw:text-style-name="P1" draw:layer="layout" svg:x1="14.839cm" svg:y1="3.949cm" svg:x2="15.347cm" svg:y2="4.457cm">
                <text:p/>
              </draw:line>
              <draw:line draw:name="Straight Connector 263" draw:style-name="gr4" draw:text-style-name="P1" draw:layer="layout" svg:x1="14.839cm" svg:y1="4.457cm" svg:x2="15.347cm" svg:y2="3.949cm">
                <text:p/>
              </draw:line>
            </draw:g>
            <draw:g draw:name="Group 246">
              <draw:line draw:name="Straight Connector 260" draw:style-name="gr4" draw:text-style-name="P1" draw:layer="layout" svg:x1="18.106cm" svg:y1="7.622cm" svg:x2="18.614cm" svg:y2="8.13cm">
                <text:p/>
              </draw:line>
              <draw:line draw:name="Straight Connector 261" draw:style-name="gr4" draw:text-style-name="P1" draw:layer="layout" svg:x1="18.106cm" svg:y1="8.13cm" svg:x2="18.614cm" svg:y2="7.622cm">
                <text:p/>
              </draw:line>
            </draw:g>
            <draw:custom-shape draw:name="Oval 247" draw:style-name="gr3" draw:text-style-name="P2" draw:layer="layout" svg:width="0.507cm" svg:height="0.507cm" svg:x="17.401cm" svg:y="5.94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248">
              <draw:line draw:name="Straight Connector 258" draw:style-name="gr4" draw:text-style-name="P1" draw:layer="layout" svg:x1="17.486cm" svg:y1="4.098cm" svg:x2="17.994cm" svg:y2="4.606cm">
                <text:p/>
              </draw:line>
              <draw:line draw:name="Straight Connector 259" draw:style-name="gr4" draw:text-style-name="P1" draw:layer="layout" svg:x1="17.486cm" svg:y1="4.606cm" svg:x2="17.994cm" svg:y2="4.098cm">
                <text:p/>
              </draw:line>
            </draw:g>
            <draw:g draw:name="Group 249">
              <draw:line draw:name="Straight Connector 256" draw:style-name="gr4" draw:text-style-name="P1" draw:layer="layout" svg:x1="18.056cm" svg:y1="4.848cm" svg:x2="18.564cm" svg:y2="5.356cm">
                <text:p/>
              </draw:line>
              <draw:line draw:name="Straight Connector 257" draw:style-name="gr4" draw:text-style-name="P1" draw:layer="layout" svg:x1="18.056cm" svg:y1="5.356cm" svg:x2="18.564cm" svg:y2="4.848cm">
                <text:p/>
              </draw:line>
            </draw:g>
            <draw:g draw:name="Group 250">
              <draw:line draw:name="Straight Connector 254" draw:style-name="gr4" draw:text-style-name="P1" draw:layer="layout" svg:x1="18.759cm" svg:y1="7.772cm" svg:x2="19.267cm" svg:y2="8.28cm">
                <text:p/>
              </draw:line>
              <draw:line draw:name="Straight Connector 255" draw:style-name="gr4" draw:text-style-name="P1" draw:layer="layout" svg:x1="18.759cm" svg:y1="8.28cm" svg:x2="19.267cm" svg:y2="7.772cm">
                <text:p/>
              </draw:line>
            </draw:g>
            <draw:g draw:name="Group 251">
              <draw:line draw:name="Straight Connector 252" draw:style-name="gr4" draw:text-style-name="P1" draw:layer="layout" svg:x1="17.841cm" svg:y1="8.069cm" svg:x2="18.349cm" svg:y2="8.577cm">
                <text:p/>
              </draw:line>
              <draw:line draw:name="Straight Connector 253" draw:style-name="gr4" draw:text-style-name="P1" draw:layer="layout" svg:x1="17.841cm" svg:y1="8.577cm" svg:x2="18.349cm" svg:y2="8.069cm">
                <text:p/>
              </draw:line>
            </draw:g>
          </draw:g>
        </draw:g>
        <draw:g draw:name="Group 278">
          <draw:custom-shape draw:name="Straight Arrow Connector 279" draw:style-name="gr1" draw:text-style-name="P1" draw:layer="layout" svg:width="8.689cm" svg:height="0.042cm" svg:x="3.111cm" svg:y="17.048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280">
            <draw:custom-shape draw:name="Straight Arrow Connector 281" draw:style-name="gr2" draw:text-style-name="P1" draw:layer="layout" svg:width="0.001cm" svg:height="6.116cm" svg:x="3.874cm" svg:y="11.49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282" draw:style-name="gr3" draw:text-style-name="P2" draw:layer="layout" svg:width="0.507cm" svg:height="0.507cm" svg:x="4.991cm" svg:y="15.0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3" draw:style-name="gr3" draw:text-style-name="P2" draw:layer="layout" svg:width="0.507cm" svg:height="0.507cm" svg:x="5.262cm" svg:y="13.3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4" draw:style-name="gr3" draw:text-style-name="P2" draw:layer="layout" svg:width="0.507cm" svg:height="0.507cm" svg:x="4.701cm" svg:y="14.0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5" draw:style-name="gr3" draw:text-style-name="P2" draw:layer="layout" svg:width="0.507cm" svg:height="0.507cm" svg:x="4.48cm" svg:y="15.69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6" draw:style-name="gr3" draw:text-style-name="P2" draw:layer="layout" svg:width="0.507cm" svg:height="0.507cm" svg:x="5.797cm" svg:y="13.6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7" draw:style-name="gr3" draw:text-style-name="P2" draw:layer="layout" svg:width="0.507cm" svg:height="0.507cm" svg:x="6.651cm" svg:y="15.52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8" draw:style-name="gr3" draw:text-style-name="P2" draw:layer="layout" svg:width="0.507cm" svg:height="0.507cm" svg:x="6.021cm" svg:y="15.9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9" draw:style-name="gr3" draw:text-style-name="P2" draw:layer="layout" svg:width="0.507cm" svg:height="0.507cm" svg:x="7.604cm" svg:y="12.4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90" draw:style-name="gr4" draw:text-style-name="P1" draw:layer="layout" svg:x1="6.568cm" svg:y1="13.337cm" svg:x2="7.076cm" svg:y2="13.845cm">
              <text:p/>
            </draw:line>
            <draw:line draw:name="Straight Connector 291" draw:style-name="gr4" draw:text-style-name="P1" draw:layer="layout" svg:x1="6.568cm" svg:y1="13.845cm" svg:x2="7.076cm" svg:y2="13.337cm">
              <text:p/>
            </draw:line>
            <draw:g draw:name="Group 292">
              <draw:line draw:name="Straight Connector 352" draw:style-name="gr4" draw:text-style-name="P1" draw:layer="layout" svg:x1="7.54cm" svg:y1="15.419cm" svg:x2="8.048cm" svg:y2="15.927cm">
                <text:p/>
              </draw:line>
              <draw:line draw:name="Straight Connector 353" draw:style-name="gr4" draw:text-style-name="P1" draw:layer="layout" svg:x1="7.54cm" svg:y1="15.927cm" svg:x2="8.048cm" svg:y2="15.419cm">
                <text:p/>
              </draw:line>
            </draw:g>
            <draw:line draw:name="Straight Connector 293" draw:style-name="gr4" draw:text-style-name="P1" draw:layer="layout" svg:x1="9.704cm" svg:y1="15.874cm" svg:x2="10.212cm" svg:y2="16.382cm">
              <text:p/>
            </draw:line>
            <draw:line draw:name="Straight Connector 294" draw:style-name="gr4" draw:text-style-name="P1" draw:layer="layout" svg:x1="9.704cm" svg:y1="16.382cm" svg:x2="10.212cm" svg:y2="15.874cm">
              <text:p/>
            </draw:line>
            <draw:line draw:name="Straight Connector 295" draw:style-name="gr4" draw:text-style-name="P1" draw:layer="layout" svg:x1="8.151cm" svg:y1="13.171cm" svg:x2="8.659cm" svg:y2="13.679cm">
              <text:p/>
            </draw:line>
            <draw:line draw:name="Straight Connector 296" draw:style-name="gr4" draw:text-style-name="P1" draw:layer="layout" svg:x1="8.151cm" svg:y1="13.679cm" svg:x2="8.659cm" svg:y2="13.171cm">
              <text:p/>
            </draw:line>
            <draw:line draw:name="Straight Connector 297" draw:style-name="gr4" draw:text-style-name="P1" draw:layer="layout" svg:x1="7.958cm" svg:y1="14.296cm" svg:x2="8.466cm" svg:y2="14.804cm">
              <text:p/>
            </draw:line>
            <draw:line draw:name="Straight Connector 298" draw:style-name="gr4" draw:text-style-name="P1" draw:layer="layout" svg:x1="7.958cm" svg:y1="14.804cm" svg:x2="8.466cm" svg:y2="14.296cm">
              <text:p/>
            </draw:line>
            <draw:line draw:name="Straight Connector 299" draw:style-name="gr4" draw:text-style-name="P1" draw:layer="layout" svg:x1="6.502cm" svg:y1="11.882cm" svg:x2="7.01cm" svg:y2="12.39cm">
              <text:p/>
            </draw:line>
            <draw:line draw:name="Straight Connector 300" draw:style-name="gr4" draw:text-style-name="P1" draw:layer="layout" svg:x1="6.502cm" svg:y1="12.39cm" svg:x2="7.01cm" svg:y2="11.882cm">
              <text:p/>
            </draw:line>
            <draw:line draw:name="Straight Connector 301" draw:style-name="gr4" draw:text-style-name="P1" draw:layer="layout" svg:x1="5.994cm" svg:y1="14.479cm" svg:x2="6.502cm" svg:y2="14.987cm">
              <text:p/>
            </draw:line>
            <draw:line draw:name="Straight Connector 302" draw:style-name="gr4" draw:text-style-name="P1" draw:layer="layout" svg:x1="5.994cm" svg:y1="14.987cm" svg:x2="6.502cm" svg:y2="14.479cm">
              <text:p/>
            </draw:line>
            <draw:line draw:name="Straight Connector 303" draw:style-name="gr4" draw:text-style-name="P1" draw:layer="layout" svg:x1="9.667cm" svg:y1="12.965cm" svg:x2="10.175cm" svg:y2="13.473cm">
              <text:p/>
            </draw:line>
            <draw:line draw:name="Straight Connector 304" draw:style-name="gr4" draw:text-style-name="P1" draw:layer="layout" svg:x1="9.667cm" svg:y1="13.473cm" svg:x2="10.175cm" svg:y2="12.965cm">
              <text:p/>
            </draw:line>
            <draw:custom-shape draw:name="Oval 305" draw:style-name="gr3" draw:text-style-name="P2" draw:layer="layout" svg:width="0.507cm" svg:height="0.507cm" svg:x="5.051cm" svg:y="16.1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06" draw:style-name="gr3" draw:text-style-name="P2" draw:layer="layout" svg:width="0.507cm" svg:height="0.507cm" svg:x="5.486cm" svg:y="15.44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307" draw:style-name="gr4" draw:text-style-name="P1" draw:layer="layout" svg:x1="8.409cm" svg:y1="15.737cm" svg:x2="8.917cm" svg:y2="16.245cm">
              <text:p/>
            </draw:line>
            <draw:line draw:name="Straight Connector 308" draw:style-name="gr4" draw:text-style-name="P1" draw:layer="layout" svg:x1="8.409cm" svg:y1="16.245cm" svg:x2="8.917cm" svg:y2="15.737cm">
              <text:p/>
            </draw:line>
            <draw:g draw:name="Group 309">
              <draw:line draw:name="Straight Connector 350" draw:style-name="gr4" draw:text-style-name="P1" draw:layer="layout" svg:x1="7.684cm" svg:y1="11.774cm" svg:x2="8.192cm" svg:y2="12.282cm">
                <text:p/>
              </draw:line>
              <draw:line draw:name="Straight Connector 351" draw:style-name="gr4" draw:text-style-name="P1" draw:layer="layout" svg:x1="7.684cm" svg:y1="12.282cm" svg:x2="8.192cm" svg:y2="11.774cm">
                <text:p/>
              </draw:line>
            </draw:g>
            <draw:line draw:name="Straight Connector 310" draw:style-name="gr4" draw:text-style-name="P1" draw:layer="layout" svg:x1="9.413cm" svg:y1="14.225cm" svg:x2="9.921cm" svg:y2="14.733cm">
              <text:p/>
            </draw:line>
            <draw:line draw:name="Straight Connector 311" draw:style-name="gr4" draw:text-style-name="P1" draw:layer="layout" svg:x1="9.413cm" svg:y1="14.733cm" svg:x2="9.921cm" svg:y2="14.225cm">
              <text:p/>
            </draw:line>
            <draw:custom-shape draw:name="TextBox 312" draw:style-name="gr7" draw:text-style-name="P4" draw:layer="layout" svg:width="5.198cm" svg:height="1.773cm" svg:x="5.04cm" svg:y="17.449cm">
              <text:p text:style-name="P3"><text:span text:style-name="T1">high variance &amp;</text:span></text:p>
              <text:p text:style-name="P3"><text:span text:style-name="T1">overfittin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314">
              <draw:line draw:name="Straight Connector 348" draw:style-name="gr4" draw:text-style-name="P1" draw:layer="layout" svg:x1="8.381cm" svg:y1="12.277cm" svg:x2="8.889cm" svg:y2="12.785cm">
                <text:p/>
              </draw:line>
              <draw:line draw:name="Straight Connector 349" draw:style-name="gr4" draw:text-style-name="P1" draw:layer="layout" svg:x1="8.381cm" svg:y1="12.785cm" svg:x2="8.889cm" svg:y2="12.277cm">
                <text:p/>
              </draw:line>
            </draw:g>
            <draw:g draw:name="Group 315">
              <draw:line draw:name="Straight Connector 346" draw:style-name="gr4" draw:text-style-name="P1" draw:layer="layout" svg:x1="4.154cm" svg:y1="11.841cm" svg:x2="4.662cm" svg:y2="12.349cm">
                <text:p/>
              </draw:line>
              <draw:line draw:name="Straight Connector 347" draw:style-name="gr4" draw:text-style-name="P1" draw:layer="layout" svg:x1="4.154cm" svg:y1="12.349cm" svg:x2="4.662cm" svg:y2="11.841cm">
                <text:p/>
              </draw:line>
            </draw:g>
            <draw:g draw:name="Group 316">
              <draw:line draw:name="Straight Connector 344" draw:style-name="gr4" draw:text-style-name="P1" draw:layer="layout" svg:x1="5.54cm" svg:y1="11.317cm" svg:x2="6.048cm" svg:y2="11.825cm">
                <text:p/>
              </draw:line>
              <draw:line draw:name="Straight Connector 345" draw:style-name="gr4" draw:text-style-name="P1" draw:layer="layout" svg:x1="5.54cm" svg:y1="11.825cm" svg:x2="6.048cm" svg:y2="11.317cm">
                <text:p/>
              </draw:line>
            </draw:g>
            <draw:custom-shape draw:name="Oval 317" draw:style-name="gr3" draw:text-style-name="P2" draw:layer="layout" svg:width="0.507cm" svg:height="0.507cm" svg:x="4.462cm" svg:y="13.2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18">
              <draw:line draw:name="Straight Connector 342" draw:style-name="gr4" draw:text-style-name="P1" draw:layer="layout" svg:x1="6.6cm" svg:y1="11cm" svg:x2="7.108cm" svg:y2="11.508cm">
                <text:p/>
              </draw:line>
              <draw:line draw:name="Straight Connector 343" draw:style-name="gr4" draw:text-style-name="P1" draw:layer="layout" svg:x1="6.6cm" svg:y1="11.508cm" svg:x2="7.108cm" svg:y2="11cm">
                <text:p/>
              </draw:line>
            </draw:g>
            <draw:g draw:name="Group 319">
              <draw:line draw:name="Straight Connector 340" draw:style-name="gr4" draw:text-style-name="P1" draw:layer="layout" svg:x1="4.876cm" svg:y1="12.315cm" svg:x2="5.384cm" svg:y2="12.823cm">
                <text:p/>
              </draw:line>
              <draw:line draw:name="Straight Connector 341" draw:style-name="gr4" draw:text-style-name="P1" draw:layer="layout" svg:x1="4.876cm" svg:y1="12.823cm" svg:x2="5.384cm" svg:y2="12.315cm">
                <text:p/>
              </draw:line>
            </draw:g>
            <draw:custom-shape draw:name="Oval 320" draw:style-name="gr3" draw:text-style-name="P2" draw:layer="layout" svg:width="0.507cm" svg:height="0.507cm" svg:x="3.911cm" svg:y="13.72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21">
              <draw:line draw:name="Straight Connector 338" draw:style-name="gr4" draw:text-style-name="P1" draw:layer="layout" svg:x1="4.15cm" svg:y1="12.549cm" svg:x2="4.658cm" svg:y2="13.057cm">
                <text:p/>
              </draw:line>
              <draw:line draw:name="Straight Connector 339" draw:style-name="gr4" draw:text-style-name="P1" draw:layer="layout" svg:x1="4.15cm" svg:y1="13.057cm" svg:x2="4.658cm" svg:y2="12.549cm">
                <text:p/>
              </draw:line>
            </draw:g>
            <draw:g draw:name="Group 322">
              <draw:line draw:name="Straight Connector 336" draw:style-name="gr4" draw:text-style-name="P1" draw:layer="layout" svg:x1="7.417cm" svg:y1="16.222cm" svg:x2="7.925cm" svg:y2="16.73cm">
                <text:p/>
              </draw:line>
              <draw:line draw:name="Straight Connector 337" draw:style-name="gr4" draw:text-style-name="P1" draw:layer="layout" svg:x1="7.417cm" svg:y1="16.73cm" svg:x2="7.925cm" svg:y2="16.222cm">
                <text:p/>
              </draw:line>
            </draw:g>
            <draw:custom-shape draw:name="Oval 323" draw:style-name="gr3" draw:text-style-name="P2" draw:layer="layout" svg:width="0.507cm" svg:height="0.507cm" svg:x="6.712cm" svg:y="14.5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24">
              <draw:line draw:name="Straight Connector 334" draw:style-name="gr4" draw:text-style-name="P1" draw:layer="layout" svg:x1="6.797cm" svg:y1="12.698cm" svg:x2="7.305cm" svg:y2="13.206cm">
                <text:p/>
              </draw:line>
              <draw:line draw:name="Straight Connector 335" draw:style-name="gr4" draw:text-style-name="P1" draw:layer="layout" svg:x1="6.797cm" svg:y1="13.206cm" svg:x2="7.305cm" svg:y2="12.698cm">
                <text:p/>
              </draw:line>
            </draw:g>
            <draw:g draw:name="Group 325">
              <draw:line draw:name="Straight Connector 332" draw:style-name="gr4" draw:text-style-name="P1" draw:layer="layout" svg:x1="7.367cm" svg:y1="13.448cm" svg:x2="7.875cm" svg:y2="13.956cm">
                <text:p/>
              </draw:line>
              <draw:line draw:name="Straight Connector 333" draw:style-name="gr4" draw:text-style-name="P1" draw:layer="layout" svg:x1="7.367cm" svg:y1="13.956cm" svg:x2="7.875cm" svg:y2="13.448cm">
                <text:p/>
              </draw:line>
            </draw:g>
            <draw:g draw:name="Group 326">
              <draw:line draw:name="Straight Connector 330" draw:style-name="gr4" draw:text-style-name="P1" draw:layer="layout" svg:x1="8.07cm" svg:y1="16.372cm" svg:x2="8.578cm" svg:y2="16.88cm">
                <text:p/>
              </draw:line>
              <draw:line draw:name="Straight Connector 331" draw:style-name="gr4" draw:text-style-name="P1" draw:layer="layout" svg:x1="8.07cm" svg:y1="16.88cm" svg:x2="8.578cm" svg:y2="16.372cm">
                <text:p/>
              </draw:line>
            </draw:g>
            <draw:g draw:name="Group 327">
              <draw:line draw:name="Straight Connector 328" draw:style-name="gr4" draw:text-style-name="P1" draw:layer="layout" svg:x1="7.152cm" svg:y1="16.669cm" svg:x2="7.66cm" svg:y2="17.177cm">
                <text:p/>
              </draw:line>
              <draw:line draw:name="Straight Connector 329" draw:style-name="gr4" draw:text-style-name="P1" draw:layer="layout" svg:x1="7.152cm" svg:y1="17.177cm" svg:x2="7.66cm" svg:y2="16.669cm">
                <text:p/>
              </draw:line>
            </draw:g>
          </draw:g>
        </draw:g>
        <draw:g draw:name="Group 278">
          <draw:custom-shape draw:name="Straight Arrow Connector 279" draw:style-name="gr1" draw:text-style-name="P1" draw:layer="layout" svg:width="8.689cm" svg:height="0.042cm" svg:x="13.8cm" svg:y="17.063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280">
            <draw:custom-shape draw:name="Straight Arrow Connector 281" draw:style-name="gr2" draw:text-style-name="P1" draw:layer="layout" svg:width="0.001cm" svg:height="6.116cm" svg:x="14.563cm" svg:y="11.5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282" draw:style-name="gr3" draw:text-style-name="P2" draw:layer="layout" svg:width="0.507cm" svg:height="0.507cm" svg:x="15.68cm" svg:y="15.0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3" draw:style-name="gr3" draw:text-style-name="P2" draw:layer="layout" svg:width="0.507cm" svg:height="0.507cm" svg:x="15.951cm" svg:y="13.35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4" draw:style-name="gr3" draw:text-style-name="P2" draw:layer="layout" svg:width="0.507cm" svg:height="0.507cm" svg:x="15.39cm" svg:y="14.10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5" draw:style-name="gr3" draw:text-style-name="P2" draw:layer="layout" svg:width="0.507cm" svg:height="0.507cm" svg:x="15.169cm" svg:y="15.71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6" draw:style-name="gr3" draw:text-style-name="P2" draw:layer="layout" svg:width="0.507cm" svg:height="0.507cm" svg:x="16.486cm" svg:y="13.7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7" draw:style-name="gr3" draw:text-style-name="P2" draw:layer="layout" svg:width="0.507cm" svg:height="0.507cm" svg:x="17.34cm" svg:y="15.5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8" draw:style-name="gr3" draw:text-style-name="P2" draw:layer="layout" svg:width="0.507cm" svg:height="0.507cm" svg:x="16.71cm" svg:y="16.00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9" draw:style-name="gr3" draw:text-style-name="P2" draw:layer="layout" svg:width="0.507cm" svg:height="0.507cm" svg:x="18.293cm" svg:y="12.5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90" draw:style-name="gr4" draw:text-style-name="P1" draw:layer="layout" svg:x1="17.257cm" svg:y1="13.352cm" svg:x2="17.765cm" svg:y2="13.86cm">
              <text:p/>
            </draw:line>
            <draw:line draw:name="Straight Connector 291" draw:style-name="gr4" draw:text-style-name="P1" draw:layer="layout" svg:x1="17.257cm" svg:y1="13.86cm" svg:x2="17.765cm" svg:y2="13.352cm">
              <text:p/>
            </draw:line>
            <draw:g draw:name="Group 292">
              <draw:line draw:name="Straight Connector 352" draw:style-name="gr4" draw:text-style-name="P1" draw:layer="layout" svg:x1="18.229cm" svg:y1="15.434cm" svg:x2="18.737cm" svg:y2="15.942cm">
                <text:p/>
              </draw:line>
              <draw:line draw:name="Straight Connector 353" draw:style-name="gr4" draw:text-style-name="P1" draw:layer="layout" svg:x1="18.229cm" svg:y1="15.942cm" svg:x2="18.737cm" svg:y2="15.434cm">
                <text:p/>
              </draw:line>
            </draw:g>
            <draw:line draw:name="Straight Connector 293" draw:style-name="gr4" draw:text-style-name="P1" draw:layer="layout" svg:x1="20.393cm" svg:y1="15.889cm" svg:x2="20.901cm" svg:y2="16.397cm">
              <text:p/>
            </draw:line>
            <draw:line draw:name="Straight Connector 294" draw:style-name="gr4" draw:text-style-name="P1" draw:layer="layout" svg:x1="20.393cm" svg:y1="16.397cm" svg:x2="20.901cm" svg:y2="15.889cm">
              <text:p/>
            </draw:line>
            <draw:line draw:name="Straight Connector 295" draw:style-name="gr4" draw:text-style-name="P1" draw:layer="layout" svg:x1="18.84cm" svg:y1="13.186cm" svg:x2="19.348cm" svg:y2="13.694cm">
              <text:p/>
            </draw:line>
            <draw:line draw:name="Straight Connector 296" draw:style-name="gr4" draw:text-style-name="P1" draw:layer="layout" svg:x1="18.84cm" svg:y1="13.694cm" svg:x2="19.348cm" svg:y2="13.186cm">
              <text:p/>
            </draw:line>
            <draw:line draw:name="Straight Connector 297" draw:style-name="gr4" draw:text-style-name="P1" draw:layer="layout" svg:x1="18.647cm" svg:y1="14.311cm" svg:x2="19.155cm" svg:y2="14.819cm">
              <text:p/>
            </draw:line>
            <draw:line draw:name="Straight Connector 298" draw:style-name="gr4" draw:text-style-name="P1" draw:layer="layout" svg:x1="18.647cm" svg:y1="14.819cm" svg:x2="19.155cm" svg:y2="14.311cm">
              <text:p/>
            </draw:line>
            <draw:line draw:name="Straight Connector 299" draw:style-name="gr4" draw:text-style-name="P1" draw:layer="layout" svg:x1="17.191cm" svg:y1="11.897cm" svg:x2="17.699cm" svg:y2="12.405cm">
              <text:p/>
            </draw:line>
            <draw:line draw:name="Straight Connector 300" draw:style-name="gr4" draw:text-style-name="P1" draw:layer="layout" svg:x1="17.191cm" svg:y1="12.405cm" svg:x2="17.699cm" svg:y2="11.897cm">
              <text:p/>
            </draw:line>
            <draw:line draw:name="Straight Connector 301" draw:style-name="gr4" draw:text-style-name="P1" draw:layer="layout" svg:x1="16.683cm" svg:y1="14.494cm" svg:x2="17.191cm" svg:y2="15.002cm">
              <text:p/>
            </draw:line>
            <draw:line draw:name="Straight Connector 302" draw:style-name="gr4" draw:text-style-name="P1" draw:layer="layout" svg:x1="16.683cm" svg:y1="15.002cm" svg:x2="17.191cm" svg:y2="14.494cm">
              <text:p/>
            </draw:line>
            <draw:line draw:name="Straight Connector 303" draw:style-name="gr4" draw:text-style-name="P1" draw:layer="layout" svg:x1="20.356cm" svg:y1="12.98cm" svg:x2="20.864cm" svg:y2="13.488cm">
              <text:p/>
            </draw:line>
            <draw:line draw:name="Straight Connector 304" draw:style-name="gr4" draw:text-style-name="P1" draw:layer="layout" svg:x1="20.356cm" svg:y1="13.488cm" svg:x2="20.864cm" svg:y2="12.98cm">
              <text:p/>
            </draw:line>
            <draw:custom-shape draw:name="Oval 305" draw:style-name="gr3" draw:text-style-name="P2" draw:layer="layout" svg:width="0.507cm" svg:height="0.507cm" svg:x="15.74cm" svg:y="16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06" draw:style-name="gr3" draw:text-style-name="P2" draw:layer="layout" svg:width="0.507cm" svg:height="0.507cm" svg:x="16.175cm" svg:y="15.45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307" draw:style-name="gr4" draw:text-style-name="P1" draw:layer="layout" svg:x1="19.098cm" svg:y1="15.752cm" svg:x2="19.606cm" svg:y2="16.26cm">
              <text:p/>
            </draw:line>
            <draw:line draw:name="Straight Connector 308" draw:style-name="gr4" draw:text-style-name="P1" draw:layer="layout" svg:x1="19.098cm" svg:y1="16.26cm" svg:x2="19.606cm" svg:y2="15.752cm">
              <text:p/>
            </draw:line>
            <draw:g draw:name="Group 309">
              <draw:line draw:name="Straight Connector 350" draw:style-name="gr4" draw:text-style-name="P1" draw:layer="layout" svg:x1="18.373cm" svg:y1="11.789cm" svg:x2="18.881cm" svg:y2="12.297cm">
                <text:p/>
              </draw:line>
              <draw:line draw:name="Straight Connector 351" draw:style-name="gr4" draw:text-style-name="P1" draw:layer="layout" svg:x1="18.373cm" svg:y1="12.297cm" svg:x2="18.881cm" svg:y2="11.789cm">
                <text:p/>
              </draw:line>
            </draw:g>
            <draw:line draw:name="Straight Connector 310" draw:style-name="gr4" draw:text-style-name="P1" draw:layer="layout" svg:x1="20.102cm" svg:y1="14.24cm" svg:x2="20.61cm" svg:y2="14.748cm">
              <text:p/>
            </draw:line>
            <draw:line draw:name="Straight Connector 311" draw:style-name="gr4" draw:text-style-name="P1" draw:layer="layout" svg:x1="20.102cm" svg:y1="14.748cm" svg:x2="20.61cm" svg:y2="14.24cm">
              <text:p/>
            </draw:line>
            <draw:custom-shape draw:name="TextBox 312" draw:style-name="gr8" draw:text-style-name="P4" draw:layer="layout" svg:width="6.57cm" svg:height="1.013cm" svg:x="15.046cm" svg:y="17.464cm">
              <text:p text:style-name="P5"><text:span text:style-name="T1">high bias &amp; vari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314">
              <draw:line draw:name="Straight Connector 348" draw:style-name="gr4" draw:text-style-name="P1" draw:layer="layout" svg:x1="19.07cm" svg:y1="12.292cm" svg:x2="19.578cm" svg:y2="12.8cm">
                <text:p/>
              </draw:line>
              <draw:line draw:name="Straight Connector 349" draw:style-name="gr4" draw:text-style-name="P1" draw:layer="layout" svg:x1="19.07cm" svg:y1="12.8cm" svg:x2="19.578cm" svg:y2="12.292cm">
                <text:p/>
              </draw:line>
            </draw:g>
            <draw:g draw:name="Group 315">
              <draw:line draw:name="Straight Connector 346" draw:style-name="gr4" draw:text-style-name="P1" draw:layer="layout" svg:x1="14.843cm" svg:y1="11.856cm" svg:x2="15.351cm" svg:y2="12.364cm">
                <text:p/>
              </draw:line>
              <draw:line draw:name="Straight Connector 347" draw:style-name="gr4" draw:text-style-name="P1" draw:layer="layout" svg:x1="14.843cm" svg:y1="12.364cm" svg:x2="15.351cm" svg:y2="11.856cm">
                <text:p/>
              </draw:line>
            </draw:g>
            <draw:g draw:name="Group 316">
              <draw:line draw:name="Straight Connector 344" draw:style-name="gr4" draw:text-style-name="P1" draw:layer="layout" svg:x1="16.229cm" svg:y1="11.332cm" svg:x2="16.737cm" svg:y2="11.84cm">
                <text:p/>
              </draw:line>
              <draw:line draw:name="Straight Connector 345" draw:style-name="gr4" draw:text-style-name="P1" draw:layer="layout" svg:x1="16.229cm" svg:y1="11.84cm" svg:x2="16.737cm" svg:y2="11.332cm">
                <text:p/>
              </draw:line>
            </draw:g>
            <draw:custom-shape draw:name="Oval 317" draw:style-name="gr3" draw:text-style-name="P2" draw:layer="layout" svg:width="0.507cm" svg:height="0.507cm" svg:x="15.151cm" svg:y="13.3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18">
              <draw:line draw:name="Straight Connector 342" draw:style-name="gr4" draw:text-style-name="P1" draw:layer="layout" svg:x1="17.289cm" svg:y1="11.015cm" svg:x2="17.797cm" svg:y2="11.523cm">
                <text:p/>
              </draw:line>
              <draw:line draw:name="Straight Connector 343" draw:style-name="gr4" draw:text-style-name="P1" draw:layer="layout" svg:x1="17.289cm" svg:y1="11.523cm" svg:x2="17.797cm" svg:y2="11.015cm">
                <text:p/>
              </draw:line>
            </draw:g>
            <draw:g draw:name="Group 319">
              <draw:line draw:name="Straight Connector 340" draw:style-name="gr4" draw:text-style-name="P1" draw:layer="layout" svg:x1="15.565cm" svg:y1="12.33cm" svg:x2="16.073cm" svg:y2="12.838cm">
                <text:p/>
              </draw:line>
              <draw:line draw:name="Straight Connector 341" draw:style-name="gr4" draw:text-style-name="P1" draw:layer="layout" svg:x1="15.565cm" svg:y1="12.838cm" svg:x2="16.073cm" svg:y2="12.33cm">
                <text:p/>
              </draw:line>
            </draw:g>
            <draw:custom-shape draw:name="Oval 320" draw:style-name="gr3" draw:text-style-name="P2" draw:layer="layout" svg:width="0.507cm" svg:height="0.507cm" svg:x="14.6cm" svg:y="13.7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21">
              <draw:line draw:name="Straight Connector 338" draw:style-name="gr4" draw:text-style-name="P1" draw:layer="layout" svg:x1="14.839cm" svg:y1="12.564cm" svg:x2="15.347cm" svg:y2="13.072cm">
                <text:p/>
              </draw:line>
              <draw:line draw:name="Straight Connector 339" draw:style-name="gr4" draw:text-style-name="P1" draw:layer="layout" svg:x1="14.839cm" svg:y1="13.072cm" svg:x2="15.347cm" svg:y2="12.564cm">
                <text:p/>
              </draw:line>
            </draw:g>
            <draw:g draw:name="Group 322">
              <draw:line draw:name="Straight Connector 336" draw:style-name="gr4" draw:text-style-name="P1" draw:layer="layout" svg:x1="18.106cm" svg:y1="16.237cm" svg:x2="18.614cm" svg:y2="16.745cm">
                <text:p/>
              </draw:line>
              <draw:line draw:name="Straight Connector 337" draw:style-name="gr4" draw:text-style-name="P1" draw:layer="layout" svg:x1="18.106cm" svg:y1="16.745cm" svg:x2="18.614cm" svg:y2="16.237cm">
                <text:p/>
              </draw:line>
            </draw:g>
            <draw:custom-shape draw:name="Oval 323" draw:style-name="gr3" draw:text-style-name="P2" draw:layer="layout" svg:width="0.507cm" svg:height="0.507cm" svg:x="17.401cm" svg:y="14.55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24">
              <draw:line draw:name="Straight Connector 334" draw:style-name="gr4" draw:text-style-name="P1" draw:layer="layout" svg:x1="17.486cm" svg:y1="12.713cm" svg:x2="17.994cm" svg:y2="13.221cm">
                <text:p/>
              </draw:line>
              <draw:line draw:name="Straight Connector 335" draw:style-name="gr4" draw:text-style-name="P1" draw:layer="layout" svg:x1="17.486cm" svg:y1="13.221cm" svg:x2="17.994cm" svg:y2="12.713cm">
                <text:p/>
              </draw:line>
            </draw:g>
            <draw:g draw:name="Group 325">
              <draw:line draw:name="Straight Connector 332" draw:style-name="gr4" draw:text-style-name="P1" draw:layer="layout" svg:x1="18.056cm" svg:y1="13.463cm" svg:x2="18.564cm" svg:y2="13.971cm">
                <text:p/>
              </draw:line>
              <draw:line draw:name="Straight Connector 333" draw:style-name="gr4" draw:text-style-name="P1" draw:layer="layout" svg:x1="18.056cm" svg:y1="13.971cm" svg:x2="18.564cm" svg:y2="13.463cm">
                <text:p/>
              </draw:line>
            </draw:g>
            <draw:g draw:name="Group 326">
              <draw:line draw:name="Straight Connector 330" draw:style-name="gr4" draw:text-style-name="P1" draw:layer="layout" svg:x1="18.759cm" svg:y1="16.387cm" svg:x2="19.267cm" svg:y2="16.895cm">
                <text:p/>
              </draw:line>
              <draw:line draw:name="Straight Connector 331" draw:style-name="gr4" draw:text-style-name="P1" draw:layer="layout" svg:x1="18.759cm" svg:y1="16.895cm" svg:x2="19.267cm" svg:y2="16.387cm">
                <text:p/>
              </draw:line>
            </draw:g>
            <draw:g draw:name="Group 327">
              <draw:line draw:name="Straight Connector 328" draw:style-name="gr4" draw:text-style-name="P1" draw:layer="layout" svg:x1="17.841cm" svg:y1="16.684cm" svg:x2="18.349cm" svg:y2="17.192cm">
                <text:p/>
              </draw:line>
              <draw:line draw:name="Straight Connector 329" draw:style-name="gr4" draw:text-style-name="P1" draw:layer="layout" svg:x1="17.841cm" svg:y1="17.192cm" svg:x2="18.349cm" svg:y2="16.684cm">
                <text:p/>
              </draw:line>
            </draw:g>
          </draw:g>
        </draw:g>
        <draw:line draw:style-name="gr9" draw:text-style-name="P6" draw:layer="layout" svg:x1="3.764cm" svg:y1="2.4cm" svg:x2="10.564cm" svg:y2="9cm">
          <text:p/>
        </draw:line>
        <draw:custom-shape draw:style-name="gr10" draw:text-style-name="P7" draw:layer="layout" svg:width="4.494cm" svg:height="4.394cm" svg:x="13.6cm" svg:y="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6" draw:layer="layout" svg:width="5.422cm" svg:height="4.426cm" draw:transform="rotate (1.10706234454) translate (2.43241822515265cm 15.4367923887818cm)" svg:viewBox="0 0 5423 4427" svg:d="M1922 0c447 0 3480 3829 3501 3607l-391 527-631-334 92-940-961-535-537 716-628-363-755 376 674 467 510-255 468 759-938 402-2326-112">
          <text:p/>
        </draw:path>
        <draw:line draw:style-name="gr9" draw:text-style-name="P6" draw:layer="layout" svg:x1="3.764cm" svg:y1="2.4cm" svg:x2="10.564cm" svg:y2="9cm">
          <text:p/>
        </draw:line>
        <draw:path draw:style-name="gr9" draw:text-style-name="P6" draw:layer="layout" svg:width="8.812cm" svg:height="3.183cm" draw:transform="skewX (1.32758792061904E-016) rotate (-0.785398163397449) translate (16.2515cm 9.9485cm)" svg:viewBox="0 0 8813 3184" svg:d="M0 1770c2546 0 2546 0 2546 0l775-1770 688 23-191 757-631-57-359 1047 891 42-42 1372h566v-1414l4570 45">
          <text:p/>
        </draw:path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1" svg:font-family="'Century Schoolbook'"/>
    <style:font-face style:name="Century Schoolbook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0:50:37.554288371</meta:creation-date>
    <dc:date>2018-02-15T11:38:51.780309997</dc:date>
    <meta:editing-duration>PT1M5S</meta:editing-duration>
    <meta:editing-cycles>2</meta:editing-cycles>
    <meta:generator>LibreOffice/5.1.6.2$Linux_X86_64 LibreOffice_project/10m0$Build-2</meta:generator>
    <meta:document-statistic meta:object-count="328"/>
  </office:meta>
</office:document-meta>
</file>